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6" style:family="table">
      <style:table-properties style:width="3.401cm" table:align="left"/>
    </style:style>
    <style:style style:name="Table6.A" style:family="table-column">
      <style:table-column-properties style:column-width="0.7cm"/>
    </style:style>
    <style:style style:name="Table6.B" style:family="table-column">
      <style:table-column-properties style:column-width="0.9cm"/>
    </style:style>
    <style:style style:name="Table6.D" style:family="table-column">
      <style:table-column-properties style:column-width="0.901cm"/>
    </style:style>
    <style:style style:name="Table6.1" style:family="table-row">
      <style:table-row-properties style:min-row-height="0.9cm"/>
    </style:style>
    <style:style style:name="Table6.A1" style:family="table-cell">
      <style:table-cell-properties style:vertical-align="middle" fo:padding-left="0cm" fo:padding-right="0.101cm" fo:padding-top="0.101cm" fo:padding-bottom="0.101cm" fo:border="none"/>
    </style:style>
    <style:style style:name="Table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D1" style:family="table-cell" style:data-style-name="N0">
      <style:table-cell-properties style:vertical-align="middle" fo:background-color="#f5bbe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padding="0.097cm" fo:border="non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C2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#f5bbe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padding="0.097cm" fo:border="none"/>
    </style:style>
    <style:style style:name="Table6.B3" style:family="table-cell">
      <style:table-cell-properties style:vertical-align="middle" fo:background-color="#f5bbed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.4" style:family="table-row">
      <style:table-row-properties style:row-height="0.45cm"/>
    </style:style>
    <style:style style:name="Table6.A4" style:family="table-cell">
      <style:table-cell-properties style:vertical-align="middle" fo:padding="0.097cm" fo:border="none"/>
    </style:style>
    <style:style style:name="Table6.B4" style:family="table-cell">
      <style:table-cell-properties style:vertical-align="middle" fo:padding="0.097cm" fo:border="none"/>
    </style:style>
    <style:style style:name="Table6.C4" style:family="table-cell">
      <style:table-cell-properties style:vertical-align="middle" fo:padding="0.097cm" fo:border="none"/>
    </style:style>
    <style:style style:name="Table6.D4" style:family="table-cell">
      <style:table-cell-properties style:vertical-align="middle" fo:padding="0.097cm" fo:border="none"/>
    </style:style>
    <style:style style:name="Table7" style:family="table">
      <style:table-properties style:width="3.401cm" table:align="left"/>
    </style:style>
    <style:style style:name="Table7.A" style:family="table-column">
      <style:table-column-properties style:column-width="0.7cm"/>
    </style:style>
    <style:style style:name="Table7.B" style:family="table-column">
      <style:table-column-properties style:column-width="0.9cm"/>
    </style:style>
    <style:style style:name="Table7.D" style:family="table-column">
      <style:table-column-properties style:column-width="0.901cm"/>
    </style:style>
    <style:style style:name="Table7.1" style:family="table-row">
      <style:table-row-properties style:min-row-height="0.9cm"/>
    </style:style>
    <style:style style:name="Table7.A1" style:family="table-cell">
      <style:table-cell-properties style:vertical-align="middle" fo:padding-left="0cm" fo:padding-right="0.101cm" fo:padding-top="0.101cm" fo:padding-bottom="0.101cm" fo:border="none"/>
    </style:style>
    <style:style style:name="Table7.B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D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7.A2" style:family="table-cell">
      <style:table-cell-properties style:vertical-align="middle" fo:padding="0.097cm" fo:border="none"/>
    </style:style>
    <style:style style:name="Table7.B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style:vertical-align="middle" fo:padding="0.097cm" fo:border="none"/>
    </style:style>
    <style:style style:name="Table7.B3" style:family="table-cell">
      <style:table-cell-properties style:vertical-align="middle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D3" style:family="table-cell">
      <style:table-cell-properties style:vertical-align="middle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row-height="0.45cm"/>
    </style:style>
    <style:style style:name="Table7.A4" style:family="table-cell">
      <style:table-cell-properties style:vertical-align="middle" fo:padding="0.097cm" fo:border="none"/>
    </style:style>
    <style:style style:name="Table7.B4" style:family="table-cell">
      <style:table-cell-properties style:vertical-align="middle" fo:padding="0.097cm" fo:border="none"/>
    </style:style>
    <style:style style:name="Table7.C4" style:family="table-cell">
      <style:table-cell-properties style:vertical-align="middle" fo:padding="0.097cm" fo:border="none"/>
    </style:style>
    <style:style style:name="Table7.D4" style:family="table-cell">
      <style:table-cell-properties style:vertical-align="middle" fo:padding="0.097cm" fo:border="none"/>
    </style:style>
    <style:style style:name="Table8" style:family="table">
      <style:table-properties style:width="4.694cm" fo:break-before="column" table:align="left"/>
    </style:style>
    <style:style style:name="Table8.A" style:family="table-column">
      <style:table-column-properties style:column-width="0.7cm"/>
    </style:style>
    <style:style style:name="Table8.B" style:family="table-column">
      <style:table-column-properties style:column-width="0.998cm"/>
    </style:style>
    <style:style style:name="Table8.1" style:family="table-row">
      <style:table-row-properties style:min-row-height="0.9cm"/>
    </style:style>
    <style:style style:name="Table8.A1" style:family="table-cell">
      <style:table-cell-properties style:vertical-align="middle" fo:padding-left="0cm" fo:padding-right="0.101cm" fo:padding-top="0.101cm" fo:padding-bottom="0.101cm" fo:border="none"/>
    </style:style>
    <style:style style:name="Table8.B1" style:family="table-cell">
      <style:table-cell-properties style:vertical-align="middle" fo:background-color="#ecf191" fo:padding="0.049cm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Table8.E1" style:family="table-cell">
      <style:table-cell-properties style:vertical-align="middle" fo:background-color="#ecf191" fo:padding="0.049cm" fo:border="0.5pt solid #000000">
        <style:background-image/>
      </style:table-cell-properties>
    </style:style>
    <style:style style:name="Table8.A2" style:family="table-cell">
      <style:table-cell-properties style:vertical-align="middle" fo:padding="0.097cm" fo:border="none"/>
    </style:style>
    <style:style style:name="Table8.B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C2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D2" style:family="table-cell">
      <style:table-cell-properties style:vertical-align="middle" fo:background-color="#ecf191" fo:padding="0.049cm" fo:border-left="0.5pt solid #000000" fo:border-right="none" fo:border-top="none" fo:border-bottom="0.5pt solid #000000">
        <style:background-image/>
      </style:table-cell-properties>
    </style:style>
    <style:style style:name="Table8.E2" style:family="table-cell">
      <style:table-cell-properties style:vertical-align="middle" fo:background-color="#ecf191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style:vertical-align="middle" fo:padding="0.097cm" fo:border="none"/>
    </style:style>
    <style:style style:name="Table8.D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Table8.E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8.A4" style:family="table-cell">
      <style:table-cell-properties style:vertical-align="middle" fo:padding="0.097cm" fo:border="none"/>
    </style:style>
    <style:style style:name="Table8.C4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4" style:family="paragraph" style:parent-style-name="_5f_En-tête">
      <style:paragraph-properties fo:text-align="start" style:justify-single-word="false"/>
      <style:text-properties officeooo:paragraph-rsid="00ab054e"/>
    </style:style>
    <style:style style:name="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Footer">
      <style:text-properties officeooo:paragraph-rsid="00d4df5c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officeooo:paragraph-rsid="0196fc28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10pt" officeooo:paragraph-rsid="0196fc28" style:font-size-asian="10pt" style:font-size-complex="10pt"/>
    </style:style>
    <style:style style:name="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officeooo:paragraph-rsid="00c384cf"/>
    </style:style>
    <style:style style:name="P17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8" style:family="paragraph" style:parent-style-name="Header">
      <style:text-properties fo:font-size="14pt" style:font-size-asian="14pt" style:font-size-complex="14pt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Standard">
      <style:text-properties officeooo:paragraph-rsid="0196fc28"/>
    </style:style>
    <style:style style:name="P21" style:family="paragraph" style:parent-style-name="_5f_Paragraphe_20_livret_20_">
      <style:paragraph-properties fo:text-align="end" style:justify-single-word="false"/>
      <style:text-properties officeooo:rsid="0163fbb7" officeooo:paragraph-rsid="0163fbb7"/>
    </style:style>
    <style:style style:name="P22" style:family="paragraph" style:parent-style-name="_5f_Paragraphe_20_livret_20_">
      <style:paragraph-properties fo:text-align="end" style:justify-single-word="false"/>
      <style:text-properties officeooo:rsid="0163fbb7" officeooo:paragraph-rsid="0165b86e"/>
    </style:style>
    <style:style style:name="P23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3fbb7"/>
    </style:style>
    <style:style style:name="P2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3fbb7" officeooo:paragraph-rsid="0165b86e"/>
    </style:style>
    <style:style style:name="P25" style:family="paragraph" style:parent-style-name="_5f_Paragraphe_20_livret_20_">
      <style:paragraph-properties fo:text-align="end" style:justify-single-word="false"/>
    </style:style>
    <style:style style:name="P26" style:family="paragraph" style:parent-style-name="_5f_Paragraphe_20_livret_20_">
      <style:paragraph-properties fo:text-align="end" style:justify-single-word="false"/>
      <style:text-properties officeooo:paragraph-rsid="0168ae0b"/>
    </style:style>
    <style:style style:name="P27" style:family="paragraph" style:parent-style-name="_5f_Paragraphe_20_livret_20_">
      <style:paragraph-properties fo:text-align="end" style:justify-single-word="false"/>
      <style:text-properties officeooo:paragraph-rsid="0169be1d"/>
    </style:style>
    <style:style style:name="P28" style:family="paragraph" style:parent-style-name="_5f_Paragraphe_20_livret_20_">
      <style:paragraph-properties fo:text-align="end" style:justify-single-word="false"/>
      <style:text-properties officeooo:paragraph-rsid="0169f78a"/>
    </style:style>
    <style:style style:name="P29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30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8ae0b"/>
    </style:style>
    <style:style style:name="P31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be1d"/>
    </style:style>
    <style:style style:name="P32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69f78a"/>
    </style:style>
    <style:style style:name="P33" style:family="paragraph" style:parent-style-name="_5f_Paragraphe_20_livret_20_">
      <style:paragraph-properties fo:text-align="end" style:justify-single-word="false"/>
      <style:text-properties officeooo:rsid="01667f17" officeooo:paragraph-rsid="01667f17"/>
    </style:style>
    <style:style style:name="P34" style:family="paragraph" style:parent-style-name="_5f_Paragraphe_20_livret_20_">
      <style:paragraph-properties fo:text-align="end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1667f17" officeooo:paragraph-rsid="01667f17"/>
    </style:style>
    <style:style style:name="P35" style:family="paragraph" style:parent-style-name="_5f_Paragraphe_20_livret_20_">
      <style:paragraph-properties fo:text-align="center" style:justify-single-word="false"/>
      <style:text-properties fo:color="#000000" loext:opacity="100%" style:font-name="Bitstream Vera Sans6" fo:font-size="10pt" fo:font-style="normal" fo:font-weight="normal" officeooo:rsid="0032f9d6" officeooo:paragraph-rsid="0196fc28"/>
    </style:style>
    <style:style style:name="P36" style:family="paragraph" style:parent-style-name="_5f_Paragraphe_20_livret_20_">
      <style:paragraph-properties fo:text-align="center" style:justify-single-word="false"/>
      <style:text-properties officeooo:paragraph-rsid="0196fc28"/>
    </style:style>
    <style:style style:name="P37" style:family="paragraph" style:parent-style-name="_5f_Paragraphe_20_livret_20_">
      <style:paragraph-properties fo:text-align="center" style:justify-single-word="false"/>
      <style:text-properties officeooo:rsid="00848094" officeooo:paragraph-rsid="0196fc28"/>
    </style:style>
    <style:style style:name="P38" style:family="paragraph" style:parent-style-name="_5f_Paragraphe_20_livret_20_">
      <style:paragraph-properties fo:text-align="center" style:justify-single-word="false"/>
      <style:text-properties officeooo:rsid="0085aaba" officeooo:paragraph-rsid="0196fc28" fo:background-color="transparent"/>
    </style:style>
    <style:style style:name="P39" style:family="paragraph" style:parent-style-name="_5f_Paragraphe_20_livret_20_">
      <style:paragraph-properties fo:text-align="center" style:justify-single-word="false"/>
      <style:text-properties officeooo:paragraph-rsid="0196fc28" fo:background-color="transparent"/>
    </style:style>
    <style:style style:name="P40" style:family="paragraph" style:parent-style-name="_5f_Paragraphe_20_livret_20_">
      <style:text-properties fo:font-weight="normal" officeooo:rsid="01993d4f" officeooo:paragraph-rsid="019ae96b" style:font-weight-asian="normal" style:font-weight-complex="normal"/>
    </style:style>
    <style:style style:name="P41" style:family="paragraph" style:parent-style-name="_5f_Paragraphe_20_livret_20_">
      <style:paragraph-properties fo:margin-top="0.07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42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ae96b" style:font-weight-asian="normal" style:font-weight-complex="normal"/>
    </style:style>
    <style:style style:name="P43" style:family="paragraph" style:parent-style-name="_5f_Paragraphe_20_livret_20_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44" style:family="paragraph" style:parent-style-name="FILET_5f_POINTILLES">
      <style:text-properties officeooo:paragraph-rsid="0187dded"/>
    </style:style>
    <style:style style:name="P45" style:family="paragraph" style:parent-style-name="FILET_5f_POINTILLES">
      <style:text-properties officeooo:paragraph-rsid="018f0a0f"/>
    </style:style>
    <style:style style:name="P46" style:family="paragraph" style:parent-style-name="FILET_5f_POINTILLES">
      <style:text-properties officeooo:paragraph-rsid="01981f02"/>
    </style:style>
    <style:style style:name="P47" style:family="paragraph" style:parent-style-name="_5f_Paragraphe_20_livret_20_">
      <style:paragraph-properties fo:text-align="center" style:justify-single-word="false"/>
      <style:text-properties fo:color="#c9211e" loext:opacity="100%" style:font-name="Bitstream Vera Sans6" fo:font-size="10pt" fo:font-style="normal" fo:font-weight="bold" officeooo:rsid="01ac6e6f" officeooo:paragraph-rsid="01ac6e6f" style:font-weight-asian="bold" style:font-weight-complex="bold"/>
    </style:style>
    <style:style style:name="P48" style:family="paragraph" style:parent-style-name="_5f_Paragraphe_20_livret_20_">
      <style:paragraph-properties fo:margin-top="0.101cm" fo:margin-bottom="0.101cm" style:contextual-spacing="false" fo:text-align="start" style:justify-single-word="false"/>
      <style:text-properties fo:font-weight="bold" officeooo:rsid="01981f02" officeooo:paragraph-rsid="01981f02" style:font-weight-asian="bold" style:font-weight-complex="bold"/>
    </style:style>
    <style:style style:name="P49" style:family="paragraph" style:parent-style-name="_5f_Paragraphe_20_livret_20_">
      <style:paragraph-properties fo:margin-top="0.09cm" fo:margin-bottom="0cm" style:contextual-spacing="false"/>
      <style:text-properties fo:font-weight="bold" officeooo:rsid="01993d4f" officeooo:paragraph-rsid="01993d4f" style:font-weight-asian="bold" style:font-weight-complex="bold"/>
    </style:style>
    <style:style style:name="P50" style:family="paragraph" style:parent-style-name="_5f_Paragraphe_20_livret_20_">
      <style:paragraph-properties fo:margin-top="0.09cm" fo:margin-bottom="0cm" style:contextual-spacing="false"/>
      <style:text-properties officeooo:rsid="01993d4f" officeooo:paragraph-rsid="01993d4f"/>
    </style:style>
    <style:style style:name="P51" style:family="paragraph" style:parent-style-name="Standard">
      <style:paragraph-properties fo:margin-top="0.4cm" fo:margin-bottom="0.101cm" style:contextual-spacing="false"/>
      <style:text-properties officeooo:paragraph-rsid="0196fc28"/>
    </style:style>
    <style:style style:name="P52" style:family="paragraph" style:parent-style-name="_5f_Paragraphe_20_livret_20_" style:list-style-name="List_20_1">
      <style:paragraph-properties fo:margin-top="0.09cm" fo:margin-bottom="0cm" style:contextual-spacing="false"/>
      <style:text-properties fo:font-weight="normal" officeooo:rsid="01993d4f" officeooo:paragraph-rsid="01993d4f" style:font-weight-asian="normal" style:font-weight-complex="normal"/>
    </style:style>
    <style:style style:name="P53" style:family="paragraph" style:parent-style-name="_5f_Paragraphe_20_livret_20_">
      <style:paragraph-properties fo:text-align="end" style:justify-single-word="false"/>
      <style:text-properties officeooo:paragraph-rsid="01667f17"/>
    </style:style>
    <style:style style:name="P54" style:family="paragraph" style:parent-style-name="_5f_Paragraphe_20_livret_20_" style:master-page-name="SERIE_5f_G_5f_GAUCHE_5f_ET_5f_DROITE_5f_2COL">
      <style:paragraph-properties fo:text-align="end" style:justify-single-word="false" style:page-number="4"/>
      <style:text-properties officeooo:paragraph-rsid="0165b86e"/>
    </style:style>
    <style:style style:name="P55" style:family="paragraph" style:parent-style-name="_5f_Paragraphe_20_livret_20_">
      <style:text-properties officeooo:paragraph-rsid="01aafd76"/>
    </style:style>
    <style:style style:name="P56" style:family="paragraph" style:parent-style-name="_5f_Paragraphe_20_livret_20_réponse_20_pointillé">
      <style:text-properties officeooo:paragraph-rsid="01aafd76"/>
    </style:style>
    <style:style style:name="P57" style:family="paragraph" style:parent-style-name="_5f_Paragraphe_20_livret_20_réponse_20_pointillé" style:list-style-name="_5f_Numérotation_20_des_20_exercices_20_livrets">
      <style:text-properties officeooo:paragraph-rsid="01aafd76"/>
    </style:style>
    <style:style style:name="P58" style:family="paragraph" style:parent-style-name="_5f_Paragraphe_20_livret_20_réponse_20_élève" style:list-style-name="_5f_Numérotation_20_des_20_exercices_20_livrets"/>
    <style:style style:name="P59" style:family="paragraph" style:parent-style-name="_5f_Paragraphe_20_livret_20_réponse_20_élève" style:list-style-name="_5f_Numérotation_20_des_20_exercices_20_livrets">
      <style:paragraph-properties fo:text-align="start" style:justify-single-word="false"/>
    </style:style>
    <style:style style:name="P60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1a19ca7"/>
    </style:style>
    <style:style style:name="P61" style:family="paragraph" style:parent-style-name="_5f_Paragraphe_20_livret_20_réponse_20_élève" style:list-style-name="">
      <style:paragraph-properties fo:text-align="start" style:justify-single-word="false"/>
      <style:text-properties officeooo:paragraph-rsid="01a19ca7"/>
    </style:style>
    <style:style style:name="P62" style:family="paragraph" style:parent-style-name="_5f_Paragraphe_20_livret_20_réponse_20_élève">
      <style:paragraph-properties fo:text-align="start" style:justify-single-word="false"/>
    </style:style>
    <style:style style:name="P63" style:family="paragraph" style:parent-style-name="_5f_Paragraphe_20_livret_20_réponse_20_élève" style:list-style-name=""/>
    <style:style style:name="P64" style:family="paragraph" style:parent-style-name="_5f_Paragraphe_20_énoncé_20_après_20_numéro" style:list-style-name="_5f_Numérotation_20_des_20_exercices_20_livrets">
      <style:text-properties officeooo:paragraph-rsid="0187dded"/>
    </style:style>
    <style:style style:name="P65" style:family="paragraph" style:parent-style-name="_5f_Paragraphe_20_énoncé_20_après_20_numéro" style:list-style-name="_5f_Numérotation_20_des_20_exercices_20_livrets">
      <style:text-properties officeooo:paragraph-rsid="01aafd76"/>
    </style:style>
    <style:style style:name="P66" style:family="paragraph" style:parent-style-name="_5f_Paragraphe_20_énoncé_20_après_20_numéro">
      <style:text-properties officeooo:paragraph-rsid="0187dded"/>
    </style:style>
    <style:style style:name="P67" style:family="paragraph" style:parent-style-name="_5f_Paragraphe_20_énoncé_20_après_20_numéro">
      <style:text-properties officeooo:paragraph-rsid="018f0a0f"/>
    </style:style>
    <style:style style:name="P68" style:family="paragraph" style:parent-style-name="_5f_Paragraphe_20_énoncé_20_après_20_numéro">
      <style:text-properties officeooo:rsid="018f0a0f" officeooo:paragraph-rsid="018f0a0f"/>
    </style:style>
    <style:style style:name="P69" style:family="paragraph" style:parent-style-name="_5f_Paragraphe_20_énoncé_20_après_20_numéro">
      <style:text-properties officeooo:paragraph-rsid="01aafd76"/>
    </style:style>
    <style:style style:name="P70" style:family="paragraph" style:parent-style-name="_5f_Titre_20_d_27_exercices_20_livret" style:list-style-name="_5f_Numérotation_20_des_20_exercices_20_livrets"/>
    <style:style style:name="P71" style:family="paragraph" style:parent-style-name="_5f_Titre_20_d_27_exercices_20_livret">
      <style:paragraph-properties fo:margin-top="0.399cm" fo:margin-bottom="0.101cm" style:contextual-spacing="false"/>
      <style:text-properties officeooo:paragraph-rsid="01993d4f"/>
    </style:style>
    <style:style style:name="P72" style:family="paragraph" style:parent-style-name="_5f_Titre_20_d_27_exercices_20_livret_20_sans_20_titre" style:list-style-name="_5f_Numérotation_20_des_20_exercices_20_livrets">
      <style:text-properties officeooo:paragraph-rsid="0187dded"/>
    </style:style>
    <style:style style:name="P73" style:family="paragraph" style:parent-style-name="_5f_Titre_20_d_27_exercices_20_livret_20_sans_20_titre">
      <style:text-properties officeooo:paragraph-rsid="01673fc5"/>
    </style:style>
    <style:style style:name="P74" style:family="paragraph" style:parent-style-name="_5f_Titre_20_d_27_exercices_20_livret_20_sans_20_titre">
      <style:text-properties officeooo:paragraph-rsid="018f0a0f"/>
    </style:style>
    <style:style style:name="P75" style:family="paragraph" style:parent-style-name="_5f_Titre_20_d_27_exercices_20_livret_20_sans_20_titre">
      <style:text-properties fo:color="#000000" loext:opacity="100%" style:font-name="Bitstream Vera Sans6" fo:font-size="10pt" fo:font-style="normal" fo:font-weight="normal" officeooo:rsid="01981f02" officeooo:paragraph-rsid="01981f02"/>
    </style:style>
    <style:style style:name="P76" style:family="paragraph" style:parent-style-name="_5f_Titre_20_d_27_exercices_20_livret_20_sans_20_titre">
      <style:text-properties officeooo:paragraph-rsid="01aafd76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d7e12c"/>
    </style:style>
    <style:style style:name="P8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T9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T10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11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12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T13" style:family="text">
      <style:text-properties style:use-window-font-color="true" loext:opacity="0%" officeooo:rsid="0165b86e" style:font-name-asian="OpenSymbol1" style:font-name-complex="OpenSymbol1"/>
    </style:style>
    <style:style style:name="T14" style:family="text">
      <style:text-properties style:use-window-font-color="true" loext:opacity="0%" officeooo:rsid="01673fc5"/>
    </style:style>
    <style:style style:name="T15" style:family="text">
      <style:text-properties style:use-window-font-color="true" loext:opacity="0%" officeooo:rsid="0168ae0b"/>
    </style:style>
    <style:style style:name="T16" style:family="text">
      <style:text-properties style:use-window-font-color="true" loext:opacity="0%" officeooo:rsid="01a19ca7"/>
    </style:style>
    <style:style style:name="T1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18" style:family="text">
      <style:text-properties officeooo:rsid="002925a2"/>
    </style:style>
    <style:style style:name="T19" style:family="text">
      <style:text-properties officeooo:rsid="002b33ed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Bitstream Vera Sans7" fo:font-size="10pt" officeooo:rsid="01857b3a" style:font-name-asian="OpenSymbol2" style:font-size-asian="10pt" style:font-name-complex="OpenSymbol2" style:font-size-complex="10pt"/>
    </style:style>
    <style:style style:name="T22" style:family="text">
      <style:text-properties fo:color="#000000" loext:opacity="100%" style:font-name="Bitstream Vera Sans7" fo:font-size="10pt" officeooo:rsid="00349a02"/>
    </style:style>
    <style:style style:name="T23" style:family="text">
      <style:text-properties fo:color="#000000" loext:opacity="100%" style:font-name="Bitstream Vera Sans7" fo:font-size="10pt" officeooo:rsid="0037c463"/>
    </style:style>
    <style:style style:name="T24" style:family="text">
      <style:text-properties fo:color="#000000" loext:opacity="100%" style:font-name="Bitstream Vera Sans6" fo:font-size="10pt" fo:font-style="normal" fo:font-weight="normal" officeooo:rsid="0196fc28"/>
    </style:style>
    <style:style style:name="T25" style:family="text">
      <style:text-properties style:text-position="0% 100%" style:font-name-asian="OpenSymbol" style:font-style-asian="normal" style:font-name-complex="OpenSymbol" style:font-style-complex="normal"/>
    </style:style>
    <style:style style:name="T26" style:family="text">
      <style:text-properties style:text-position="0% 100%" style:font-name="Bitstream Vera Sans1" fo:font-size="10pt" fo:font-style="normal" fo:font-weight="normal" officeooo:rsid="002bc84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style:text-position="0% 100%" style:font-name="Bitstream Vera Sans1" fo:font-style="normal" fo:font-weight="normal" officeooo:rsid="002bc847" style:font-name-asian="Times New Roman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style:font-size-asian="10pt" style:font-size-complex="10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style:font-name-asian="OpenSymbol1" style:font-name-complex="OpenSymbol1"/>
    </style:style>
    <style:style style:name="T31" style:family="text">
      <style:text-properties officeooo:rsid="0165b86e" style:font-name-asian="OpenSymbol1" style:font-name-complex="OpenSymbol1"/>
    </style:style>
    <style:style style:name="T32" style:family="text">
      <style:text-properties officeooo:rsid="01667f17"/>
    </style:style>
    <style:style style:name="T33" style:family="text">
      <style:text-properties officeooo:rsid="0168ae0b"/>
    </style:style>
    <style:style style:name="T34" style:family="text">
      <style:text-properties officeooo:rsid="0169be1d"/>
    </style:style>
    <style:style style:name="T35" style:family="text">
      <style:text-properties officeooo:rsid="0169f78a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font-name="Bitstream Vera Sans1" fo:font-size="10pt" fo:language="zxx" fo:country="none" fo:font-style="normal" fo:font-weight="normal" style:font-name-asian="OpenSymbol2" style:font-size-asian="10pt" style:language-asian="zxx" style:country-asian="none" style:font-style-asian="normal" style:font-weight-asian="normal" style:font-name-complex="OpenSymbol2" style:font-size-complex="10pt" style:font-style-complex="normal" style:font-weight-complex="normal"/>
    </style:style>
    <style:style style:name="T38" style:family="text">
      <style:text-properties style:font-name="Bitstream Vera Sans1" fo:font-size="10pt" style:font-size-asian="10pt" style:font-size-complex="10pt"/>
    </style:style>
    <style:style style:name="T39" style:family="text">
      <style:text-properties style:font-name="Bitstream Vera Sans1" fo:font-weight="normal" style:font-weight-asian="normal" style:font-weight-complex="normal"/>
    </style:style>
    <style:style style:name="T40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41" style:family="text">
      <style:text-properties style:font-name-asian="OpenSymbol2" style:font-size-asian="10pt" style:font-name-complex="OpenSymbol2" style:font-size-complex="10pt"/>
    </style:style>
    <style:style style:name="T42" style:family="text">
      <style:text-properties officeooo:rsid="01857b3a" style:font-name-asian="OpenSymbol2" style:font-size-asian="10pt" style:font-name-complex="OpenSymbol2" style:font-size-complex="10pt"/>
    </style:style>
    <style:style style:name="T43" style:family="text">
      <style:text-properties style:font-name-asian="OpenSymbol" style:font-size-asian="10pt" style:font-name-complex="OpenSymbol" style:font-size-complex="10pt"/>
    </style:style>
    <style:style style:name="T44" style:family="text">
      <style:text-properties officeooo:rsid="0187dded"/>
    </style:style>
    <style:style style:name="T45" style:family="text">
      <style:text-properties officeooo:rsid="018f0a0f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1981f02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9ae96b" style:font-weight-asian="bold" style:font-weight-complex="bold"/>
    </style:style>
    <style:style style:name="T50" style:family="text">
      <style:text-properties officeooo:rsid="00349a02"/>
    </style:style>
    <style:style style:name="T51" style:family="text">
      <style:text-properties fo:color="#ff660d" loext:opacity="100%" fo:font-weight="bold" style:font-weight-asian="bold" style:font-weight-complex="bold"/>
    </style:style>
    <style:style style:name="T52" style:family="text">
      <style:text-properties fo:color="#ff660d" loext:opacity="100%" fo:font-weight="bold" officeooo:rsid="019ae96b" style:font-weight-asian="bold" style:font-weight-complex="bold"/>
    </style:style>
    <style:style style:name="T53" style:family="text">
      <style:text-properties fo:color="#7fb241" loext:opacity="100%" fo:font-weight="bold" style:font-weight-asian="bold" style:font-weight-complex="bold"/>
    </style:style>
    <style:style style:name="T54" style:family="text">
      <style:text-properties fo:color="#7fb241" loext:opacity="100%" fo:font-weight="bold" officeooo:rsid="019ae96b" style:font-weight-asian="bold" style:font-weight-complex="bold"/>
    </style:style>
    <style:style style:name="T55" style:family="text">
      <style:text-properties officeooo:rsid="019ae96b"/>
    </style:style>
    <style:style style:name="T56" style:family="text">
      <style:text-properties officeooo:rsid="0037c463"/>
    </style:style>
    <style:style style:name="T57" style:family="text">
      <style:text-properties officeooo:rsid="019d3e54"/>
    </style:style>
    <style:style style:name="T58" style:family="text">
      <style:text-properties officeooo:rsid="01a19ca7"/>
    </style:style>
    <style:style style:name="T5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 fo:column-gap="0.9cm">
          <style:column style:rel-width="21845*" fo:start-indent="0cm" fo:end-indent="0.45cm"/>
          <style:column style:rel-width="21845*" fo:start-indent="0.45cm" fo:end-indent="0.45cm"/>
          <style:column style:rel-width="21845*" fo:start-indent="0.4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21cm" style:color="#b2b2b2" style:height="100%" style:style="solid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3" fo:column-gap="1.499cm">
          <style:column style:rel-width="21845*" fo:start-indent="0cm" fo:end-indent="0.749cm"/>
          <style:column style:rel-width="21845*" fo:start-indent="0.749cm" fo:end-indent="0.749cm"/>
          <style:column style:rel-width="21845*" fo:start-indent="0.7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6" draw:name="Shape8_3" draw:style-name="gr1" draw:text-style-name="P78" svg:width="2.703cm" svg:height="0.715cm" draw:transform="rotate (0.0872664625997165) translate (1.32644444444444cm 1.21884722222222cm)">
        <draw:text-box>
          <text:p text:style-name="P77"><text:span text:style-name="T59">Série 1</text:span></text:p>
        </draw:text-box>
      </draw:frame>
      <draw:line text:anchor-type="page" text:anchor-page-number="2" draw:z-index="15" draw:name="Shape3_1" draw:style-name="gr2" draw:text-style-name="P77" svg:x1="16.476cm" svg:y1="1.439cm" svg:x2="21.997cm" svg:y2="1.411cm">
        <text:p/>
      </draw:line>
      <draw:path text:anchor-type="page" text:anchor-page-number="2" draw:z-index="14" draw:name="Shape1_0" draw:style-name="gr3" draw:text-style-name="P79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3" draw:name="Shape3_0" draw:style-name="gr2" draw:text-style-name="P77" svg:x1="16.454cm" svg:y1="1.437cm" svg:x2="21.998cm" svg:y2="1.411cm">
        <text:p/>
      </draw:line>
      <draw:frame text:anchor-type="page" text:anchor-page-number="2" draw:z-index="12" draw:name="Shape8_1" draw:style-name="gr1" draw:text-style-name="P78" svg:width="2.703cm" svg:height="0.715cm" draw:transform="rotate (0.0872664625997165) translate (1.32644444444444cm 1.21884722222222cm)">
        <draw:text-box>
          <text:p text:style-name="P77"><text:span text:style-name="T59">Série 2</text:span></text:p>
        </draw:text-box>
      </draw:frame>
      <text:section text:style-name="Sect4" text:name="Section2">
        <text:p text:style-name="P54"/>
      </text:section>
      <text:list xml:id="list2963518765" text:style-name="_5f_Numérotation_20_des_20_exercices_20_livrets">
        <text:list-header>
          <text:h text:style-name="P73" text:outline-level="1"><text:span text:style-name="_5f_pointillés_20_gris"><text:span text:style-name="T14">Calcule </text:span></text:span><text:span text:style-name="_5f_pointillés_20_gris"><text:span text:style-name="T15">les sommes et les différences sui­vantes :</text:span></text:span></text:h>
        </text:list-header>
      </text:list>
      <text:section text:style-name="Sect1" text:name="Section4">
        <text:p text:style-name="P26"><text:span text:style-name="livret"><text:span text:style-name="T33">1 2, 3</text:span></text:span></text:p>
        <text:p text:style-name="P30"><text:span text:style-name="livret"><text:span text:style-name="T33">+ <text:s text:c="2"/>5, 4</text:span></text:span></text:p>
        <text:p text:style-name="P26"><text:span text:style-name="_5f_pointillés_20_gris">………</text:span></text:p>
        <text:p text:style-name="P26"><text:span text:style-name="livret"><text:span text:style-name="T33">0, 8 3 9</text:span></text:span></text:p>
        <text:p text:style-name="P30"><text:span text:style-name="livret"><text:span text:style-name="T33">+ <text:s/>5, 3 6 2</text:span></text:span></text:p>
        <text:p text:style-name="P26"><text:span text:style-name="_5f_pointillés_20_gris">…………</text:span></text:p>
        <text:p text:style-name="P26"><text:span text:style-name="_5f_pointillés_20_gris"/></text:p>
        <text:p text:style-name="P26"><text:span text:style-name="livret"><text:span text:style-name="T33">1 2 5, 8</text:span></text:span></text:p>
        <text:p text:style-name="P30"><text:span text:style-name="livret">– <text:s text:c="4"/></text:span><text:span text:style-name="livret"><text:span text:style-name="T33">4 5, 6</text:span></text:span></text:p>
        <text:p text:style-name="P26"><text:span text:style-name="_5f_pointillés_20_gris">………….</text:span></text:p>
        <text:p text:style-name="P26"><text:span text:style-name="_5f_pointillés_20_gris"/></text:p>
        <text:p text:style-name="P26"><text:span text:style-name="livret"><text:span text:style-name="T33">4, 8 <text:s text:c="5"/></text:span></text:span></text:p>
        <text:p text:style-name="P30"><text:span text:style-name="livret">– <text:s text:c="3"/></text:span><text:span text:style-name="livret"><text:span text:style-name="T33">3, 1 7 8</text:span></text:span></text:p>
        <text:p text:style-name="P26"><text:span text:style-name="_5f_pointillés_20_gris">………….</text:span></text:p>
        <text:p text:style-name="P26"><text:span text:style-name="livret"><text:span text:style-name="T33">8 4, 2 5</text:span></text:span></text:p>
        <text:p text:style-name="P30"><text:span text:style-name="livret"><text:span text:style-name="T33">+ <text:s text:c="2"/>3 2, 1 8</text:span></text:span></text:p>
        <text:p text:style-name="P26"><text:span text:style-name="_5f_pointillés_20_gris">…………….</text:span></text:p>
        <text:p text:style-name="P26"><text:span text:style-name="livret"><text:span text:style-name="T33">5 1, 6 2 <text:s text:c="2"/></text:span></text:span></text:p>
        <text:p text:style-name="P28"><text:span text:style-name="livret"><text:span text:style-name="T35">+ 1 5, 2 1 <text:s text:c="2"/></text:span></text:span></text:p>
        <text:p text:style-name="P32"><text:span text:style-name="livret"><text:span text:style-name="T35">+ <text:s text:c="2"/>7, 1 9 5</text:span></text:span></text:p>
        <text:p text:style-name="P26"><text:span text:style-name="_5f_pointillés_20_gris">…………..</text:span></text:p>
        <text:p text:style-name="P26"><text:span text:style-name="livret"><text:span text:style-name="T33">9 0 <text:s text:c="3"/></text:span></text:span></text:p>
        <text:p text:style-name="P30"><text:span text:style-name="livret">– <text:s text:c="2"/></text:span><text:span text:style-name="livret"><text:span text:style-name="T33">5 2, 3</text:span></text:span></text:p>
        <text:p text:style-name="P26"><text:span text:style-name="_5f_pointillés_20_gris">………..</text:span></text:p>
        <text:p text:style-name="P26"><text:span text:style-name="_5f_pointillés_20_gris"/></text:p>
        <text:p text:style-name="P26"><text:span text:style-name="livret"><text:span text:style-name="T33">4, 0 9</text:span></text:span></text:p>
        <text:p text:style-name="P30"><text:span text:style-name="livret">– <text:s text:c="3"/></text:span><text:span text:style-name="livret"><text:span text:style-name="T33">0, 8 7</text:span></text:span></text:p>
        <text:p text:style-name="P26"><text:span text:style-name="_5f_pointillés_20_gris">…………</text:span></text:p>
        <text:p text:style-name="P26"><text:span text:style-name="livret"><text:span text:style-name="T33">3 5 7 <text:s text:c="3"/></text:span></text:span></text:p>
        <text:p text:style-name="P30"><text:span text:style-name="livret"><text:span text:style-name="T33">+ <text:s text:c="4"/>8 2, 6</text:span></text:span></text:p>
        <text:p text:style-name="P26"><text:span text:style-name="_5f_pointillés_20_gris">………….</text:span></text:p>
        <text:p text:style-name="P26"><text:span text:style-name="livret"><text:span text:style-name="T33">3 2, 0 9 4</text:span></text:span></text:p>
        <text:p text:style-name="P26"><text:span text:style-name="livret"><text:span text:style-name="T33">+ <text:s/>1 7, 1 9 <text:s text:c="2"/></text:span></text:span></text:p>
        <text:p text:style-name="P30"><text:span text:style-name="livret"><text:span text:style-name="T33">+ <text:s text:c="4"/>9, 4 8 3</text:span></text:span></text:p>
        <text:p text:style-name="P26"><text:span text:style-name="_5f_pointillés_20_gris">…………….</text:span></text:p>
        <text:p text:style-name="P27"><text:span text:style-name="livret"><text:span text:style-name="T34">1 0, 2 <text:s text:c="2"/></text:span></text:span></text:p>
        <text:p text:style-name="P31"><text:span text:style-name="livret">– <text:s text:c="5"/></text:span><text:span text:style-name="livret"><text:span text:style-name="T34">7, 5 4</text:span></text:span></text:p>
        <text:p text:style-name="P27"><text:span text:style-name="_5f_pointillés_20_gris">……………</text:span></text:p>
        <text:p text:style-name="P27"><text:span text:style-name="_5f_pointillés_20_gris"/></text:p>
        <text:p text:style-name="P27"><text:span text:style-name="livret"><text:span text:style-name="T34">4 7, 5 3</text:span></text:span></text:p>
        <text:p text:style-name="P31"><text:span text:style-name="livret">– <text:s/></text:span><text:span text:style-name="livret"><text:span text:style-name="T34">3 7, 7 2</text:span></text:span></text:p>
        <text:p text:style-name="P27"><text:span text:style-name="_5f_pointillés_20_gris">…………</text:span></text:p>
      </text:section>
      <text:section text:style-name="Sect2" text:name="Section14">
        <text:section text:style-name="Sect2" text:name="Section11">
          <text:list xml:id="list232229575835878" text:continue-numbering="true" text:style-name="_5f_Numérotation_20_des_20_exercices_20_livrets">
            <text:list-item>
              <text:h text:style-name="P72" text:outline-level="1"><text:span text:style-name="livret"><text:span text:style-name="T44">Calcule les sommes en effectuant des regrou­pement</text:span></text:span><text:span text:style-name="livret"><text:span text:style-name="T57">s</text:span></text:span><text:span text:style-name="livret"><text:span text:style-name="T44"> astucieux :</text:span></text:span></text:h>
              <text:list>
                <text:list-item>
                  <text:p text:style-name="P64"><text:span text:style-name="livret"><text:span text:style-name="T58">A = </text:span></text:span><text:span text:style-name="livret"><text:span text:style-name="T44">8,5 + 12,7 + 1,5 </text:span></text:span></text:p>
                </text:list-item>
              </text:list>
            </text:list-item>
          </text:list>
          <text:p text:style-name="FILET_5f_POINTILLES"><text:span text:style-name="_5f_pointillés_20_gris"><text:span text:style-name="T16">A = </text:span></text:span><text:span text:style-name="_5f_pointillés_20_gris">……………………………………………………………..</text:span></text:p>
          <text:list xml:id="list232229215995197" text:continue-numbering="true" text:style-name="_5f_Numérotation_20_des_20_exercices_20_livrets">
            <text:list-item>
              <text:list>
                <text:list-item>
                  <text:p text:style-name="P66"><text:span text:style-name="livret"><text:span text:style-name="T58">B = </text:span></text:span><text:span text:style-name="livret"><text:span text:style-name="T44">18,3 + 1,7 + 6,8</text:span></text:span></text:p>
                </text:list-item>
              </text:list>
            </text:list-item>
          </text:list>
          <text:p text:style-name="P44"><text:span text:style-name="_5f_pointillés_20_gris"><text:span text:style-name="T16">B = </text:span></text:span><text:span text:style-name="_5f_pointillés_20_gris">……………………………………………………………..</text:span></text:p>
          <text:list xml:id="list232228219436113" text:continue-numbering="true" text:style-name="_5f_Numérotation_20_des_20_exercices_20_livrets">
            <text:list-item>
              <text:list>
                <text:list-item>
                  <text:p text:style-name="P66"><text:span text:style-name="livret"><text:span text:style-name="T58">C = </text:span></text:span><text:span text:style-name="livret"><text:span text:style-name="T44">3,6 + 7 + 11,4</text:span></text:span></text:p>
                </text:list-item>
              </text:list>
            </text:list-item>
          </text:list>
          <text:p text:style-name="P44"><text:span text:style-name="_5f_pointillés_20_gris"><text:span text:style-name="T16">C = </text:span></text:span><text:span text:style-name="_5f_pointillés_20_gris">……………………………………………………………..</text:span></text:p>
          <text:list xml:id="list232229770013563" text:continue-numbering="true" text:style-name="_5f_Numérotation_20_des_20_exercices_20_livrets">
            <text:list-item>
              <text:h text:style-name="P74" text:outline-level="1"><text:span text:style-name="livret"><text:span text:style-name="T45">Effectue en ligne les calculs suivants :</text:span></text:span></text:h>
              <text:list>
                <text:list-item>
                  <text:p text:style-name="P67"><text:span text:style-name="livret"><text:span text:style-name="T45">La somme des termes 1 434 et 5 256.</text:span></text:span></text:p>
                </text:list-item>
              </text:list>
            </text:list-item>
          </text:list>
          <text:p text:style-name="FILET_5f_POINTILLES">…………………………………………………………………</text:p>
          <text:list xml:id="list232229630544201" text:continue-numbering="true" text:style-name="_5f_Numérotation_20_des_20_exercices_20_livrets">
            <text:list-item>
              <text:list>
                <text:list-item>
                  <text:p text:style-name="P68">La somme des termes 57,4 ; 33,4 et 18,23.</text:p>
                </text:list-item>
              </text:list>
            </text:list-item>
          </text:list>
          <text:p text:style-name="P45">…………………………………………………………………</text:p>
          <text:list xml:id="list232227862716007" text:continue-numbering="true" text:style-name="_5f_Numérotation_20_des_20_exercices_20_livrets">
            <text:list-item>
              <text:list>
                <text:list-item>
                  <text:p text:style-name="P68">La différence des termes 58 874 et 18 523.</text:p>
                </text:list-item>
              </text:list>
            </text:list-item>
          </text:list>
          <text:p text:style-name="P45">…………………………………………………………………</text:p>
          <text:p text:style-name="_5f_Paragraphe_20_livret_20_"/>
          <text:section text:style-name="Sect2" text:name="Section12">
            <text:list xml:id="list232228637686593" text:continue-numbering="true" text:style-name="_5f_Numérotation_20_des_20_exercices_20_livrets">
              <text:list-item>
                <text:h text:style-name="_5f_Titre_20_d_27_exercices_20_livret_20_sans_20_titre" text:outline-level="1">Complète les <text:span text:style-name="T24">trois</text:span> carrés ci-dessous pour que les sommes de chaque ligne, de chaque colonne et de chaque diagonale soient égales.</text:h>
              </text:list-item>
            </text:list>
            <text:section text:style-name="Sect3" text:name="Section24">
              <table:table table:name="Table6" table:style-name="Table6">
                <table:table-column table:style-name="Table6.A"/>
                <table:table-column table:style-name="Table6.B" table:number-columns-repeated="2"/>
                <table:table-column table:style-name="Table6.D"/>
                <table:table-row table:style-name="Table6.1">
                  <table:table-cell table:style-name="Table6.A1" office:value-type="string">
                    <text:list xml:id="list232228064582834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6.B1" office:value-type="string">
                    <text:p text:style-name="P36"/>
                  </table:table-cell>
                  <table:table-cell table:style-name="Table6.B1" office:value-type="string">
                    <text:p text:style-name="P36"/>
                  </table:table-cell>
                  <table:table-cell table:style-name="Table6.D1" office:value-type="float" office:value="8">
                    <text:p text:style-name="P35">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2"/>
                  </table:table-cell>
                  <table:table-cell table:style-name="Table6.B2" office:value-type="string">
                    <text:p text:style-name="P36"/>
                  </table:table-cell>
                  <table:table-cell table:style-name="Table6.C2" office:value-type="string">
                    <text:p text:style-name="P35">10</text:p>
                  </table:table-cell>
                  <table:table-cell table:style-name="Table6.D2" office:value-type="string">
                    <text:p text:style-name="P35">18</text:p>
                  </table:table-cell>
                </table:table-row>
                <table:table-row table:style-name="Table6.1">
                  <table:table-cell table:style-name="Table6.A2" office:value-type="string">
                    <text:p text:style-name="P12"/>
                  </table:table-cell>
                  <table:table-cell table:style-name="Table6.B3" office:value-type="string">
                    <text:p text:style-name="P35">12</text:p>
                  </table:table-cell>
                  <table:table-cell table:style-name="Table6.C3" office:value-type="string">
                    <text:p text:style-name="P36"/>
                  </table:table-cell>
                  <table:table-cell table:style-name="Table6.D3" office:value-type="string">
                    <text:p text:style-name="P36"/>
                  </table:table-cell>
                </table:table-row>
                <table:table-row table:style-name="Table6.4">
                  <table:table-cell table:style-name="Table6.A2" office:value-type="string">
                    <text:p text:style-name="P13"/>
                  </table:table-cell>
                  <table:table-cell table:style-name="Table6.B4" office:value-type="string">
                    <text:p text:style-name="P13"/>
                  </table:table-cell>
                  <table:table-cell table:style-name="Table6.B4" office:value-type="string">
                    <text:p text:style-name="P13"/>
                  </table:table-cell>
                  <table:table-cell table:style-name="Table6.D4" office:value-type="string">
                    <text:p text:style-name="P13"/>
                  </table:table-cell>
                </table:table-row>
              </table:table>
              <text:p text:style-name="P20"/>
              <text:p text:style-name="P20"/>
              <table:table table:name="Table7" table:style-name="Table7">
                <table:table-column table:style-name="Table7.A"/>
                <table:table-column table:style-name="Table7.B" table:number-columns-repeated="2"/>
                <table:table-column table:style-name="Table7.D"/>
                <table:table-row table:style-name="Table7.1">
                  <table:table-cell table:style-name="Table7.A1" office:value-type="string">
                    <text:list xml:id="list232228641473738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7.B1" office:value-type="string">
                    <text:p text:style-name="P37">7,5</text:p>
                  </table:table-cell>
                  <table:table-cell table:style-name="Table7.C1" office:value-type="string">
                    <text:p text:style-name="P36"/>
                  </table:table-cell>
                  <table:table-cell table:style-name="Table7.D1">
                    <text:p text:style-name="P36"/>
                  </table:table-cell>
                </table:table-row>
                <table:table-row table:style-name="Table7.1">
                  <table:table-cell table:style-name="Table7.A2" office:value-type="string">
                    <text:p text:style-name="P12"/>
                  </table:table-cell>
                  <table:table-cell table:style-name="Table7.B2" office:value-type="string">
                    <text:p text:style-name="P37">2,5</text:p>
                  </table:table-cell>
                  <table:table-cell table:style-name="Table7.C2" office:value-type="string">
                    <text:p text:style-name="P38">4,5</text:p>
                  </table:table-cell>
                  <table:table-cell table:style-name="Table7.D2" office:value-type="string">
                    <text:p text:style-name="P39"/>
                  </table:table-cell>
                </table:table-row>
                <table:table-row table:style-name="Table7.1">
                  <table:table-cell table:style-name="Table7.A2" office:value-type="string">
                    <text:p text:style-name="P12"/>
                  </table:table-cell>
                  <table:table-cell table:style-name="Table7.B3" office:value-type="string">
                    <text:p text:style-name="P47">3,5</text:p>
                  </table:table-cell>
                  <table:table-cell table:style-name="Table7.C3" office:value-type="string">
                    <text:p text:style-name="P36"/>
                  </table:table-cell>
                  <table:table-cell table:style-name="Table7.D3" office:value-type="string">
                    <text:p text:style-name="P37">1,5</text:p>
                  </table:table-cell>
                </table:table-row>
                <table:table-row table:style-name="Table7.4">
                  <table:table-cell table:style-name="Table7.A2" office:value-type="string">
                    <text:p text:style-name="P13"/>
                  </table:table-cell>
                  <table:table-cell table:style-name="Table7.B4" office:value-type="string">
                    <text:p text:style-name="P13"/>
                  </table:table-cell>
                  <table:table-cell table:style-name="Table7.B4" office:value-type="string">
                    <text:p text:style-name="P13"/>
                  </table:table-cell>
                  <table:table-cell table:style-name="Table7.D4" office:value-type="string">
                    <text:p text:style-name="P13"/>
                  </table:table-cell>
                </table:table-row>
              </table:table>
              <text:p text:style-name="P51"/>
              <table:table table:name="Table8" table:style-name="Table8">
                <table:table-column table:style-name="Table8.A"/>
                <table:table-column table:style-name="Table8.B" table:number-columns-repeated="4"/>
                <table:table-row table:style-name="Table8.1">
                  <table:table-cell table:style-name="Table8.A1" office:value-type="string">
                    <text:list xml:id="list232229118595711" text:continue-numbering="true" text:style-name="_5f_Numérotation_20_des_20_exercices_20_livrets">
                      <text:list-item>
                        <text:list>
                          <text:list-item>
                            <text:p text:style-name="_5f_Paragraphe_20_énoncé_20_après_20_numéro"/>
                          </text:list-item>
                        </text:list>
                      </text:list-item>
                    </text:list>
                  </table:table-cell>
                  <table:table-cell table:style-name="Table8.B1" office:value-type="string">
                    <text:p text:style-name="P36">1,6</text:p>
                  </table:table-cell>
                  <table:table-cell table:style-name="Table8.C1" office:value-type="string">
                    <text:p text:style-name="P36"/>
                  </table:table-cell>
                  <table:table-cell table:style-name="Table8.C1" office:value-type="string">
                    <text:p text:style-name="P36"/>
                  </table:table-cell>
                  <table:table-cell table:style-name="Table8.E1" office:value-type="string">
                    <text:p text:style-name="P36">1,3</text:p>
                  </table:table-cell>
                </table:table-row>
                <table:table-row table:style-name="Table8.1">
                  <table:table-cell table:style-name="Table8.A2" office:value-type="string">
                    <text:p text:style-name="P12"/>
                  </table:table-cell>
                  <table:table-cell table:style-name="Table8.B2" office:value-type="string">
                    <text:p text:style-name="P36"/>
                  </table:table-cell>
                  <table:table-cell table:style-name="Table8.C2" office:value-type="string">
                    <text:p text:style-name="P36"/>
                  </table:table-cell>
                  <table:table-cell table:style-name="Table8.D2" office:value-type="string">
                    <text:p text:style-name="P36">1,1</text:p>
                  </table:table-cell>
                  <table:table-cell table:style-name="Table8.E2" office:value-type="string">
                    <text:p text:style-name="P36">0,8</text:p>
                  </table:table-cell>
                </table:table-row>
                <table:table-row table:style-name="Table8.1">
                  <table:table-cell table:style-name="Table8.A2" office:value-type="string">
                    <text:p text:style-name="P12"/>
                  </table:table-cell>
                  <table:table-cell table:style-name="Table8.D2" office:value-type="string">
                    <text:p text:style-name="P36">0,9</text:p>
                  </table:table-cell>
                  <table:table-cell table:style-name="Table8.D2" office:value-type="string">
                    <text:p text:style-name="P36">0,6</text:p>
                  </table:table-cell>
                  <table:table-cell table:style-name="Table8.C2" office:value-type="string">
                    <text:p text:style-name="P36"/>
                  </table:table-cell>
                  <table:table-cell table:style-name="Table8.E3" office:value-type="string">
                    <text:p text:style-name="P36"/>
                  </table:table-cell>
                </table:table-row>
                <table:table-row table:style-name="Table8.1">
                  <table:table-cell table:style-name="Table8.A2" office:value-type="string">
                    <text:p text:style-name="P12"/>
                  </table:table-cell>
                  <table:table-cell table:style-name="Table8.D2" office:value-type="string">
                    <text:p text:style-name="P36">0,4</text:p>
                  </table:table-cell>
                  <table:table-cell table:style-name="Table8.C4" office:value-type="string">
                    <text:p text:style-name="P36"/>
                  </table:table-cell>
                  <table:table-cell table:style-name="Table8.D2" office:value-type="string">
                    <text:p text:style-name="P36">1,4</text:p>
                  </table:table-cell>
                  <table:table-cell table:style-name="Table8.E2" office:value-type="string">
                    <text:p text:style-name="P36">0,1</text:p>
                  </table:table-cell>
                </table:table-row>
              </table:table>
              <text:p text:style-name="P20"/>
            </text:section>
            <text:section text:style-name="Sect2" text:name="Section13">
              <text:list xml:id="list232228320115102" text:continue-numbering="true" text:style-name="_5f_Numérotation_20_des_20_exercices_20_livrets">
                <text:list-item>
                  <text:h text:style-name="P75" text:outline-level="1">Donne un ordre de grandeur des résultats suivants, en indiquant les étapes intermédiaires :</text:h>
                </text:list-item>
              </text:list>
              <text:p text:style-name="P48">Exemple :<text:span text:style-name="T46"> <text:tab/>11 + 48</text:span><text:span text:style-name="T39"> </text:span><text:span text:style-name="MATH"><text:span text:style-name="T27">≈</text:span></text:span><text:span text:style-name="T39"> 10 + 50<text:line-break/><text:tab/>donc :<text:tab/>11 + 48 </text:span><text:span text:style-name="MATH"><text:span text:style-name="T27">≈</text:span></text:span><text:span text:style-name="T39"> 60.</text:span></text:p>
              <text:list xml:id="list232227977471874" text:continue-numbering="true" text:style-name="_5f_Numérotation_20_des_20_exercices_20_livrets">
                <text:list-item>
                  <text:list>
                    <text:list-item>
                      <text:p text:style-name="P59"><text:s text:c="5"/>108 + 295 <text:span text:style-name="MATH"><text:span text:style-name="T26">≈</text:span></text:span><text:span text:style-name="T39"> </text:span><text:span text:style-name="_5f_pointillés_20_gris"><text:span text:style-name="T46">…………………………………..</text:span></text:span><text:span text:style-name="livret"><text:span text:style-name="T46">, <text:line-break/>donc <text:s/></text:span></text:span><text:span text:style-name="_5f_pointillés_20_gris"><text:span text:style-name="T46">……………. </text:span></text:span><text:span text:style-name="MATH"><text:span text:style-name="T26">≈</text:span></text:span><text:span text:style-name="_5f_pointillés_20_gris"><text:span text:style-name="T46"> …………</text:span></text:span></text:p>
                    </text:list-item>
                    <text:list-item>
                      <text:p text:style-name="P58">8<text:span text:style-name="T22">3</text:span>9 − 42 ≈ <text:span text:style-name="_5f_pointillés_20_gris"><text:span text:style-name="T47">………………………………………………</text:span>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……………………..</text:span></text:p>
              <text:list xml:id="list232227856200159" text:continue-numbering="true" text:style-name="_5f_Numérotation_20_des_20_exercices_20_livrets">
                <text:list-item>
                  <text:list>
                    <text:list-item>
                      <text:p text:style-name="P58">439 − 177 ≈ <text:span text:style-name="_5f_pointillés_20_gris"><text:span text:style-name="T47">……………………………………………..</text:span></text:span></text:p>
                    </text:list-item>
                  </text:list>
                </text:list-item>
              </text:list>
              <text:p text:style-name="P46"><text:span text:style-name="_5f_pointillés_20_gris">…………………………………………………………………..</text:span></text:p>
              <text:list xml:id="list232227966716167" text:continue-numbering="true" text:style-name="_5f_Numérotation_20_des_20_exercices_20_livrets">
                <text:list-item>
                  <text:list>
                    <text:list-item>
                      <text:p text:style-name="P60">5 365<text:span text:style-name="T38"> </text:span><text:span text:style-name="_5f_Symbole"><text:span text:style-name="T29"></text:span></text:span><text:span text:style-name="_5f_Symbole"><text:span text:style-name="T38"> </text:span></text:span>2 841<text:span text:style-name="T38"> </text:span><text:span text:style-name="_5f_Symbole"><text:span text:style-name="T29"></text:span></text:span><text:span text:style-name="_5f_Symbole"><text:span text:style-name="T38"> </text:span></text:span>11 723 ≈ <text:span text:style-name="_5f_pointillés_20_gris">……………………….…</text:span></text:p>
                    </text:list-item>
                  </text:list>
                </text:list-item>
              </text:list>
              <text:p text:style-name="P61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232227875711431" text:continue-numbering="true" text:style-name="_5f_Numérotation_20_des_20_exercices_20_livrets">
                <text:list-item>
                  <text:list>
                    <text:list-item>
                      <text:p text:style-name="P58">16 432,<text:span text:style-name="T50">78 </text:span>– 5 645,<text:span text:style-name="T50">999</text:span> ≈ <text:span text:style-name="_5f_pointillés_20_gris"><text:tab/>……...………………….…</text:span></text:p>
                    </text:list-item>
                  </text:list>
                </text:list-item>
              </text:list>
              <text:p text:style-name="FILET_5f_POINTILLES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FILET_5f_POINTILLES"><text:span text:style-name="_5f_pointillés_20_gris">…………………………………………………………………..</text:span></text:p>
              <text:list xml:id="list232228682743771" text:continue-numbering="true" text:style-name="_5f_Numérotation_20_des_20_exercices_20_livrets">
                <text:list-item>
                  <text:list>
                    <text:list-item>
                      <text:p text:style-name="P58">651 248<text:span text:style-name="T38"> </text:span><text:span text:style-name="_5f_Symbole"><text:span text:style-name="T29"></text:span></text:span><text:span text:style-name="_5f_Symbole"><text:span text:style-name="T38"> </text:span></text:span>17<text:span text:style-name="T38"> </text:span><text:span text:style-name="_5f_Symbole"><text:span text:style-name="T29"></text:span></text:span><text:span text:style-name="_5f_Symbole"><text:span text:style-name="T38"> </text:span></text:span>328 421 ≈ <text:span text:style-name="_5f_pointillés_20_gris">……...………………….</text:span></text:p>
                    </text:list-item>
                  </text:list>
                </text:list-item>
              </text:list>
              <text:p text:style-name="P63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P63"><text:span text:style-name="_5f_pointillés_20_gris">…………………………………………………………………..</text:span></text:p>
              <text:list xml:id="list232229220330495" text:continue-numbering="true" text:style-name="_5f_Numérotation_20_des_20_exercices_20_livrets">
                <text:list-item>
                  <text:list>
                    <text:list-item>
                      <text:p text:style-name="P58"><text:span text:style-name="T22">0,58</text:span><text:span text:style-name="T38"> </text:span><text:span text:style-name="_5f_Symbole"><text:span text:style-name="T29"></text:span></text:span><text:span text:style-name="T38"> </text:span>1<text:span text:style-name="T22">,32</text:span><text:span text:style-name="T38"> </text:span><text:span text:style-name="_5f_Symbole"><text:span text:style-name="T29"></text:span></text:span><text:span text:style-name="_5f_Symbole"><text:span text:style-name="T38"> </text:span></text:span><text:span text:style-name="T22">0,175</text:span> ≈ <text:span text:style-name="_5f_pointillés_20_gris"><text:tab/>……...…………………….</text:span></text:p>
                    </text:list-item>
                  </text:list>
                </text:list-item>
              </text:list>
              <text:p text:style-name="P63"><text:span text:style-name="_5f_pointillés_20_gris">…………………………………………….</text:span><text:span text:style-name="_5f_pointillés_20_gris"><text:span text:style-name="T47">…………………….</text:span></text:span></text:p>
              <text:p text:style-name="P63"><text:span text:style-name="_5f_pointillés_20_gris">…………………………………………………………………..</text:span></text:p>
              <text:list xml:id="list232229808906472" text:continue-numbering="true" text:style-name="_5f_Numérotation_20_des_20_exercices_20_livrets">
                <text:list-header>
                  <text:h text:style-name="P71" text:outline-level="1"><text:span text:style-name="_5f_pointillés_20_gris"><text:span text:style-name="T25"/></text:span></text:h>
                </text:list-header>
              </text:list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/>
    <style:font-face style:name="OpenSymbol2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1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0ab054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text-properties officeooo:paragraph-rsid="00d4df5c"/>
    </style:style>
    <style:style style:name="M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1" style:family="paragraph" style:parent-style-name="Header">
      <style:text-properties fo:font-size="14pt" style:font-size-asian="14pt" style:font-size-complex="14pt"/>
    </style:style>
    <style:style style:name="M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3" style:family="paragraph" style:parent-style-name="Standard">
      <style:text-properties fo:font-size="6pt" style:font-size-asian="6pt" style:font-size-complex="6pt"/>
    </style:style>
    <style:style style:name="MP1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Titre_20_d_27_exercices_20_livret" style:list-style-name="_5f_Numérotation_20_des_20_exercices_20_livrets"/>
    <style:style style:name="MP18" style:family="paragraph" style:parent-style-name="Footer">
      <style:text-properties officeooo:rsid="00178920" officeooo:paragraph-rsid="00178920"/>
    </style:style>
    <style:style style:name="MP19" style:family="paragraph" style:parent-style-name="Footer">
      <style:text-properties officeooo:paragraph-rsid="00c384cf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text-transform="uppercase" fo:color="#808080" loext:opacity="100%" style:font-name="Bitstream Vera Sans7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7" fo:font-size="9pt" officeooo:rsid="00d4df5c" fo:background-color="transparent" loext:char-shading-value="0"/>
    </style:style>
    <style:style style:name="MT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1" style:font-size-asian="6pt" style:language-asian="zxx" style:country-asian="none" style:font-style-asian="normal" style:font-weight-asian="normal" style:font-name-complex="Times New Roman1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9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0" style:family="text">
      <style:text-properties fo:font-variant="small-caps" officeooo:rsid="00990660"/>
    </style:style>
    <style:style style:name="MT11" style:family="text">
      <style:text-properties fo:font-variant="small-caps" officeooo:rsid="0054f64f"/>
    </style:style>
    <style:style style:name="MT12" style:family="text">
      <style:text-properties fo:font-variant="small-caps" officeooo:rsid="00b5d2d1"/>
    </style:style>
    <style:style style:name="MT13" style:family="text">
      <style:text-properties fo:font-variant="small-caps" officeooo:rsid="00b6801f"/>
    </style:style>
    <style:style style:name="MT14" style:family="text">
      <style:text-properties officeooo:rsid="002925a2"/>
    </style:style>
    <style:style style:name="MT15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_5f_Fiche_20_format_20_Site" loext:hidden="true" style:hidden="true" style:display-name="_Fiche format Site" style:page-layout-name="Mpm3" draw:style-name="Mdp2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Landscape" style:page-layout-name="Mpm10" draw:style-name="Mdp2"/>
    <style:master-page style:name="SERIE_5f_G_5f_GAUCHE_5f_ET_5f_DROITE_5f_2COL" style:display-name="SERIE_G_GAUCHE_ET_DROITE_2COL" style:page-layout-name="Mpm11" draw:style-name="Mdp1">
      <style:header>
        <text:p text:style-name="MP4">Calculer : Additionner et soustraire </text:p>
      </style:header>
      <style:footer>
        <text:p text:style-name="MP5"><draw:frame draw:style-name="Mfr1" draw:name="Frame7" text:anchor-type="paragraph" svg:y="-0.06cm" draw:z-index="7"><draw:text-box fo:min-height="0.499cm" fo:min-width="7.096cm"><draw:frame draw:style-name="Mfr2" draw:name="Frame8" text:anchor-type="frame" svg:x="0.45cm" svg:y="0.079cm" svg:width="0.817cm" draw:z-index="9"><draw:text-box fo:min-height="0.355cm"><text:p text:style-name="MP6"><draw:g text:anchor-type="paragraph" draw:z-index="2" draw:name="Shape4_5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8"><text:span text:style-name="MT3">calculer</text:span><text:span text:style-name="MT4"> : </text:span><text:span text:style-name="MT3">additionner et soustraire</text:span></text:p></draw:text-box></draw:frame></text:p>
      </style:footer>
    </style:master-page>
    <style:master-page style:name="odile" style:page-layout-name="Mpm12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0" draw:name="Shape5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1">N1 : Priorités, distributivité</text:p>
              </table:table-cell>
              <table:table-cell table:style-name="Tableau5.A1" office:value-type="string">
                <text:p text:style-name="MP1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12">Série 1 : Priorités opératoires</text:p>
            </table:table-cell>
            <table:table-cell table:style-name="Tableau5.A1" office:value-type="string">
              <text:p text:style-name="MP12"/>
            </table:table-cell>
          </table:table-row>
        </table:table>
        <text:p text:style-name="MP13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1" draw:name="Shape6" draw:style-name="Mgr3"><draw:ellipse draw:style-name="Mgr4" draw:text-style-name="MP9" svg:width="1.715cm" svg:height="1.784cm" svg:x="0cm" svg:y="0.004cm" draw:kind="arc" draw:start-angle="90.48" draw:end-angle="269.56"><text:p/></draw:ellipse><draw:line draw:style-name="Mgr4" draw:text-style-name="MP9" svg:x1="0.847cm" svg:y1="0.002cm" svg:x2="18.167cm" svg:y2="0.002cm"><text:p/></draw:line><draw:line draw:style-name="Mgr4" draw:text-style-name="MP9" svg:x1="0.847cm" svg:y1="1.782cm" svg:x2="18.158cm" svg:y2="1.782cm"><text:p/></draw:line><draw:ellipse draw:style-name="Mgr4" draw:text-style-name="MP9" svg:width="1.719cm" svg:height="1.782cm" svg:x="17.29cm" svg:y="0cm" draw:kind="arc" draw:start-angle="270.5" draw:end-angle="89.48"><text:p/></draw:ellipse><draw:frame draw:style-name="Mgr5" draw:text-style-name="MP1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1">5N1 : Priorités, distributivité</text:p>
              </table:table-cell>
              <table:table-cell table:style-name="Tableau7.A1" office:value-type="string">
                <text:p text:style-name="MP1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12">Série 1 : Priorités opératoires</text:p>
            </table:table-cell>
            <table:table-cell table:style-name="Tableau7.A1" office:value-type="string">
              <text:p text:style-name="MP12"/>
            </table:table-cell>
          </table:table-row>
        </table:table>
        <text:p text:style-name="MP13"><text:span text:style-name="corps"><text:span text:style-name="MT5"/></text:span></text:p>
      </style:header-left>
      <style:footer>
        <text:p text:style-name="MP14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3">
      <style:header>
        <text:p text:style-name="MP15">Série 4 : Constructions (2)</text:p>
      </style:header>
      <style:footer>
        <text:p text:style-name="MP1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 draw:style-name="Mdp2">
      <style:header>
        <text:p text:style-name="MP15">Série 6 : Démonstrations (2)</text:p>
        <text:list xml:id="list2963518765" text:style-name="_5f_Numérotation_20_des_20_exercices_20_livrets">
          <text:list-item>
            <text:h text:style-name="MP17" text:outline-level="1">Sans justi</text:h>
          </text:list-item>
        </text:list>
      </style:header>
      <style:footer>
        <text:p text:style-name="MP16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7">Calculer</text:span> : <text:span text:style-name="MT7">Additionner et soustraire</text:span></text:p>
      </style:header>
      <style:footer>
        <text:p text:style-name="MP1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<text:span text:style-name="MT8">Calculer : additionner et soustraire</text:span><text:span text:style-name="MT9"> </text:span></text:p></draw:text-box></draw:frame><draw:g text:anchor-type="paragraph" draw:z-index="4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8"><draw:g text:anchor-type="paragraph" draw:z-index="5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9"><text:span text:style-name="MT8">Calculer</text:span><text:span text:style-name="MT9"> : </text:span><text:span text:style-name="MT8">additionner et soustraire</text:span></text:p></draw:text-box></draw:frame><draw:g text:anchor-type="paragraph" draw:z-index="0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0">Géométrie plane</text:span><text:span text:style-name="MT11"> : </text:span><text:span text:style-name="MT12">Parallèles, perpendiculaires,<text:line-break/> </text:span><text:span text:style-name="MT13">distances</text:span></text:p>
      </style:header>
      <style:footer>
        <text:p text:style-name="MP1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3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4">espace</text:span> • <text:span text:style-name="MT15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1-03T23:22:27.350000000</dc:date>
    <meta:editing-duration>P2DT18H38M2S</meta:editing-duration>
    <meta:editing-cycles>316</meta:editing-cycles>
    <meta:generator>LibreOffice/7.4.3.2$Windows_X86_64 LibreOffice_project/1048a8393ae2eeec98dff31b5c133c5f1d08b890</meta:generator>
    <meta:document-statistic meta:table-count="5" meta:image-count="0" meta:object-count="0" meta:page-count="2" meta:paragraph-count="119" meta:word-count="442" meta:character-count="2418" meta:non-whitespace-character-count="1952"/>
  </office:meta>
</office:document-meta>
</file>